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pV3Impl.setOriginateTimeStamp( TimeStamp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Precision( int 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ui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V3Impl.setReceiveTimeStamp( TimeStamp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ootDelayInMillis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V3Impl.getLon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tpV3Impl.idAs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Pr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idAs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tpV3Impl.getDatagramPack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tpV3Impl.getTransmi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efere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tpV3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Originat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ootDisp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ootDispersionIn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V3Impl.getRoo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eferenc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TransmitTime( TimeStamp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LeapIndicator( int l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Poll( int p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LeapInd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Timestamp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Receiv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DatagramPacket( DatagramPacket srcD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tpV3Impl.ul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V3Impl.get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NtpV3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tpV3Impl.getReferenceId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tpV3Impl.setTimestamp( int index , TimeStamp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tpV3Impl.getRootDispersionInMillis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V3Impl.getStrat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setReferenceTime( TimeStamp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M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V3Impl.id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tpV3Impl.setReferenceId( int ref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tpV3Impl.getI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tpV3Impl.setStratum( int strat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